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D000002381B0D1095E658886D.png" manifest:media-type="image/png"/>
  <manifest:file-entry manifest:full-path="Pictures/100000000000035B0000021C3DDB68C47E6E2091.png" manifest:media-type="image/png"/>
  <manifest:file-entry manifest:full-path="Pictures/100000000000035D00000238E7F9109E158236A6.png" manifest:media-type="image/png"/>
  <manifest:file-entry manifest:full-path="Pictures/10000000000001AF0000018DDCA9ACD7AA96119B.png" manifest:media-type="image/png"/>
  <manifest:file-entry manifest:full-path="Pictures/10000000000003A4000002382CD016470242B9D9.png" manifest:media-type="image/png"/>
  <manifest:file-entry manifest:full-path="Pictures/100000000000035D0000023895997FC2CE931BE5.png" manifest:media-type="image/png"/>
  <manifest:file-entry manifest:full-path="Pictures/10000000000003A400000246D444A712E0503D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 Mono1" svg:font-family="'Roboto Mono'" style:font-family-generic="modern" style:font-pitch="fixed"/>
    <style:font-face style:name="Roboto Mono2" svg:font-family="'Roboto Mon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71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7.388cm" fo:min-width="7.138cm" fo:padding-top="0.13cm" fo:padding-bottom="0.13cm" fo:padding-left="0.255cm" fo:padding-right="0.255cm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993cm" fo:min-width="6.743cm" fo:padding-top="0.145cm" fo:padding-bottom="0.145cm" fo:padding-left="0.27cm" fo:padding-right="0.27cm"/>
    </style:style>
    <style:style style:name="gr4" style:family="graphic" style:parent-style-name="standard">
      <style:graphic-properties svg:stroke-width="0.01cm" svg:stroke-color="#000000" draw:marker-start-width="0.22cm" draw:marker-end-width="0.22cm" draw:fill="none" draw:textarea-horizontal-align="justify" draw:textarea-vertical-align="middle" draw:auto-grow-height="false" fo:min-height="6.622cm" fo:min-width="6.372cm" fo:padding-top="0.13cm" fo:padding-bottom="0.13cm" fo:padding-left="0.255cm" fo:padding-right="0.255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3cm" fo:min-width="0cm"/>
    </style:style>
    <style:style style:name="gr7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3.289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1cm" svg:stroke-color="#dddddd" draw:marker-start-width="0.22cm" draw:marker-end-width="0.22cm" draw:fill="none" draw:textarea-horizontal-align="justify" draw:textarea-vertical-align="middle" draw:auto-grow-height="false" fo:min-height="7.378cm" fo:min-width="7.128cm" fo:padding-top="0.13cm" fo:padding-bottom="0.13cm" fo:padding-left="0.255cm" fo:padding-right="0.255cm"/>
    </style:style>
    <style:style style:name="gr11" style:family="graphic" style:parent-style-name="standard">
      <style:graphic-properties svg:stroke-width="0.01cm" svg:stroke-color="#dddddd" draw:marker-start-width="0.22cm" draw:marker-end-width="0.22cm" draw:fill="none" draw:textarea-horizontal-align="justify" draw:textarea-vertical-align="middle" draw:auto-grow-height="false" fo:min-height="6.652cm" fo:min-width="6.402cm" fo:padding-top="0.13cm" fo:padding-bottom="0.13cm" fo:padding-left="0.255cm" fo:padding-right="0.255cm"/>
    </style:style>
    <style:style style:name="gr12" style:family="graphic" style:parent-style-name="standard">
      <style:graphic-properties svg:stroke-color="#158466" draw:fill="solid" draw:fill-color="#158466" draw:textarea-horizontal-align="justify" draw:textarea-vertical-align="middle" draw:auto-grow-height="false" fo:min-height="0.113cm" fo:min-width="0cm"/>
    </style:style>
    <style:style style:name="gr13" style:family="graphic" style:parent-style-name="standard">
      <style:graphic-properties svg:stroke-color="#bf0041" draw:fill="solid" draw:fill-color="#bf0041" draw:textarea-horizontal-align="justify" draw:textarea-vertical-align="middle" draw:auto-grow-height="false" fo:min-height="0.113cm" fo:min-width="0cm"/>
    </style:style>
    <style:style style:name="gr1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113cm" fo:min-width="0cm"/>
    </style:style>
    <style:style style:name="gr15" style:family="graphic" style:parent-style-name="objectwithoutfill">
      <style:graphic-properties svg:stroke-width="0.04cm" svg:stroke-color="#000000" draw:marker-start-width="0.32cm" draw:marker-end="Arrow_20_concave" draw:marker-end-width="0.28cm" draw:fill="solid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3.484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3.894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svg:stroke-color="#800080" draw:fill="solid" draw:fill-color="#800080" draw:textarea-horizontal-align="justify" draw:textarea-vertical-align="middle" draw:auto-grow-height="false" fo:min-height="0.113cm" fo:min-width="0cm"/>
    </style:style>
    <style:style style:name="P1" style:family="paragraph">
      <style:paragraph-properties fo:text-align="center" style:writing-mode="lr-tb"/>
      <style:text-properties style:font-name="Roboto Mono2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Roboto Mono2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158466"/>
      <style:paragraph-properties fo:text-align="center"/>
    </style:style>
    <style:style style:name="P8" style:family="paragraph">
      <loext:graphic-properties draw:fill="solid" draw:fill-color="#bf0041"/>
      <style:paragraph-properties fo:text-align="center"/>
    </style:style>
    <style:style style:name="P9" style:family="paragraph">
      <loext:graphic-properties draw:fill="solid" draw:fill-color="#2a6099"/>
      <style:paragraph-properties fo:text-align="center"/>
    </style:style>
    <style:style style:name="P10" style:family="paragraph">
      <loext:graphic-properties draw:fill="solid" draw:fill-color="#800080"/>
      <style:paragraph-properties fo:text-align="center"/>
    </style:style>
    <style:style style:name="T1" style:family="text">
      <style:text-properties style:font-name="Roboto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cm" svg:height="1cm" svg:x="7.85cm" svg:y="0.6cm">
          <text:p text:style-name="P1"><text:span text:style-name="T1">p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8cm" svg:height="10.8cm" svg:x="9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299cm" svg:height="10.299cm" svg:x="9.6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.774cm" svg:height="9.774cm" svg:x="9.913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1cm" svg:height="2.6cm" svg:x="7.8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1.016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7.05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cm" svg:x2="14.8cm" svg:y2="6.313cm">
          <text:p/>
        </draw:line>
        <draw:frame draw:style-name="gr8" draw:text-style-name="P4" draw:layer="layout" svg:width="18.181cm" svg:height="11.429cm" svg:x="-16.605cm" svg:y="1.801cm">
          <draw:image xlink:href="Pictures/100000000000035B0000021C3DDB68C47E6E2091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9" draw:text-style-name="P2" xml:id="id1" draw:id="id1" draw:layer="layout" svg:width="3.829cm" svg:height="1cm" svg:x="5.436cm" svg:y="12.801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0.299cm" svg:height="10.299cm" svg:x="9.651cm" svg:y="6.051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5" draw:id="id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513cm" svg:height="0.513cm" svg:x="11.016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4" draw:id="id4" draw:layer="layout" svg:width="0.513cm" svg:height="0.513cm" svg:x="17.05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cm" svg:x2="14.8cm" svg:y2="6.313cm">
          <text:p/>
        </draw:line>
        <draw:connector draw:style-name="gr15" draw:text-style-name="P6" draw:layer="layout" draw:type="curve" svg:x1="7.35cm" svg:y1="12.801cm" svg:x2="5.962cm" svg:y2="5.927cm" draw:start-shape="id1" draw:start-glue-point="0" svg:d="M7350 12801c0-5530-1388-2094-1388-6874" svg:viewBox="0 0 1389 6875">
          <text:p/>
        </draw:connector>
        <draw:custom-shape draw:style-name="gr16" draw:text-style-name="P2" xml:id="id2" draw:id="id2" draw:layer="layout" svg:width="4.024cm" svg:height="1cm" svg:x="19.95cm" svg:y="6.392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2cm" svg:x2="19.751cm" svg:y2="9.792cm" draw:start-shape="id2" draw:start-glue-point="2" draw:end-shape="id3" draw:end-glue-point="12" svg:d="M21962 7392c0 1600-737 2400-2211 2400" svg:viewBox="0 0 2212 2401">
          <text:p/>
        </draw:connector>
        <draw:connector draw:style-name="gr15" draw:text-style-name="P6" draw:layer="layout" draw:type="curve" draw:line-skew="-0.059cm" svg:x1="19.751cm" svg:y1="9.792cm" svg:x2="17.57cm" svg:y2="15.694cm" draw:start-shape="id3" draw:start-glue-point="12" draw:end-shape="id4" draw:end-glue-point="10" svg:d="M19751 9792c990 0 2080 5902-2181 5902" svg:viewBox="0 0 3083 5903">
          <text:p/>
        </draw:connector>
        <draw:connector draw:style-name="gr15" draw:text-style-name="P6" draw:layer="layout" draw:type="curve" draw:line-skew="-0.164cm" svg:x1="13.271cm" svg:y1="6.286cm" svg:x2="18.412cm" svg:y2="7.283cm" draw:start-shape="id3" draw:start-glue-point="13" draw:end-shape="id5" draw:end-glue-point="4" svg:d="M13271 6286c0-1380 5141-1878 5141 997" svg:viewBox="0 0 5142 2101">
          <text:p/>
        </draw:connector>
        <draw:custom-shape draw:style-name="gr17" draw:text-style-name="P2" xml:id="id6" draw:id="id6" draw:layer="layout" svg:width="4.434cm" svg:height="1cm" svg:x="8.771cm" svg:y="3.815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5cm" svg:x2="13.271cm" svg:y2="6.286cm" draw:start-shape="id6" draw:start-glue-point="2" draw:end-shape="id3" draw:end-glue-point="13" svg:d="M10988 4815c0 912 2283 177 2283 1471" svg:viewBox="0 0 2284 1472">
          <text:p/>
        </draw:connector>
        <draw:frame draw:style-name="gr8" draw:text-style-name="P4" draw:layer="layout" svg:width="18.224cm" svg:height="12.022cm" svg:x="-20.283cm" svg:y="3.35cm">
          <draw:image xlink:href="Pictures/100000000000035D00000238E7F9109E158236A6.png" xlink:type="simple" xlink:show="embed" xlink:actuate="onLoad" loext:mime-type="image/png">
            <text:p/>
          </draw:image>
        </draw:frame>
        <draw:frame draw:style-name="gr8" draw:text-style-name="P4" draw:layer="layout" svg:width="12.959cm" svg:height="11.936cm" svg:x="-15.895cm" svg:y="17.512cm">
          <draw:image xlink:href="Pictures/10000000000001AF0000018DDCA9ACD7AA96119B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9" draw:text-style-name="P2" xml:id="id7" draw:id="id7" draw:layer="layout" svg:width="3.829cm" svg:height="1cm" svg:x="5.436cm" svg:y="12.801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0.299cm" svg:height="10.299cm" svg:x="9.651cm" svg:y="6.051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2" draw:id="id12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1" draw:id="id11" draw:layer="layout" svg:width="0.513cm" svg:height="0.513cm" svg:x="11.016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0" draw:id="id10" draw:layer="layout" svg:width="0.513cm" svg:height="0.513cm" svg:x="17.05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cm" svg:x2="14.8cm" svg:y2="6.313cm">
          <text:p/>
        </draw:line>
        <draw:connector draw:style-name="gr15" draw:text-style-name="P6" draw:layer="layout" draw:type="curve" svg:x1="7.35cm" svg:y1="12.801cm" svg:x2="9.651cm" svg:y2="11.201cm" draw:start-shape="id7" draw:start-glue-point="0" draw:end-shape="id8" draw:end-glue-point="6" svg:d="M7350 12801c0-1067 767-1600 2301-1600" svg:viewBox="0 0 2302 1601">
          <text:p/>
        </draw:connector>
        <draw:custom-shape draw:style-name="gr16" draw:text-style-name="P2" xml:id="id9" draw:id="id9" draw:layer="layout" svg:width="4.024cm" svg:height="1cm" svg:x="19.95cm" svg:y="6.392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2cm" svg:x2="19.751cm" svg:y2="9.792cm" draw:start-shape="id9" draw:start-glue-point="2" draw:end-shape="id8" draw:end-glue-point="12" svg:d="M21962 7392c0 1600-737 2400-2211 2400" svg:viewBox="0 0 2212 2401">
          <text:p/>
        </draw:connector>
        <draw:connector draw:style-name="gr15" draw:text-style-name="P6" draw:layer="layout" draw:type="curve" draw:line-skew="-0.059cm" svg:x1="19.751cm" svg:y1="9.792cm" svg:x2="17.57cm" svg:y2="15.694cm" draw:start-shape="id8" draw:start-glue-point="12" draw:end-shape="id10" draw:end-glue-point="10" svg:d="M19751 9792c990 0 2080 5902-2181 5902" svg:viewBox="0 0 3083 5903">
          <text:p/>
        </draw:connector>
        <draw:connector draw:style-name="gr15" draw:text-style-name="P6" draw:layer="layout" draw:type="curve" draw:line-skew="0.067cm" svg:x1="9.651cm" svg:y1="11.201cm" svg:x2="11.016cm" svg:y2="7.455cm" draw:start-shape="id8" draw:start-glue-point="6" draw:end-shape="id11" draw:end-glue-point="6" svg:d="M9651 11201c-681 0-1363-3746 1365-3746" svg:viewBox="0 0 1975 3747">
          <text:p/>
        </draw:connector>
        <draw:connector draw:style-name="gr15" draw:text-style-name="P6" draw:layer="layout" draw:type="curve" draw:line-skew="-0.164cm" svg:x1="13.271cm" svg:y1="6.286cm" svg:x2="18.412cm" svg:y2="7.283cm" draw:start-shape="id8" draw:start-glue-point="13" draw:end-shape="id12" draw:end-glue-point="4" svg:d="M13271 6286c0-1380 5141-1878 5141 997" svg:viewBox="0 0 5142 2101">
          <text:p/>
        </draw:connector>
        <draw:custom-shape draw:style-name="gr17" draw:text-style-name="P2" xml:id="id13" draw:id="id13" draw:layer="layout" svg:width="4.434cm" svg:height="1cm" svg:x="8.771cm" svg:y="3.815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5cm" svg:x2="13.271cm" svg:y2="6.286cm" draw:start-shape="id13" draw:start-glue-point="2" draw:end-shape="id8" draw:end-glue-point="13" svg:d="M10988 4815c0 912 2283 177 2283 1471" svg:viewBox="0 0 2284 1472">
          <text:p/>
        </draw:connector>
        <draw:frame draw:style-name="gr8" draw:text-style-name="P4" draw:layer="layout" svg:width="18.224cm" svg:height="12.022cm" svg:x="-20.283cm" svg:y="3.35cm">
          <draw:image xlink:href="Pictures/100000000000035D00000238E7F9109E158236A6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8" draw:text-style-name="P4" draw:layer="layout" svg:width="18.224cm" svg:height="12.022cm" svg:x="-21.812cm" svg:y="3.537cm">
          <draw:image xlink:href="Pictures/100000000000035D000002381B0D1095E658886D.png" xlink:type="simple" xlink:show="embed" xlink:actuate="onLoad" loext:mime-type="image/png">
            <text:p/>
          </draw:image>
        </draw:frame>
        <draw:custom-shape draw:style-name="gr9" draw:text-style-name="P2" xml:id="id14" draw:id="id14" draw:layer="layout" svg:width="3.829cm" svg:height="1cm" svg:x="5.436cm" svg:y="12.805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10.299cm" svg:height="10.299cm" svg:x="9.651cm" svg:y="6.055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9" draw:id="id19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18" draw:id="id18" draw:layer="layout" svg:width="0.513cm" svg:height="0.513cm" svg:x="11.01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513cm" svg:height="0.513cm" svg:x="17.057cm" svg:y="15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04cm" svg:x2="14.8cm" svg:y2="6.317cm">
          <text:p/>
        </draw:line>
        <draw:connector draw:style-name="gr15" draw:text-style-name="P6" draw:layer="layout" draw:type="curve" svg:x1="7.35cm" svg:y1="12.805cm" svg:x2="9.651cm" svg:y2="11.205cm" draw:start-shape="id14" draw:start-glue-point="0" draw:end-shape="id15" draw:end-glue-point="6" svg:d="M7350 12805c0-1067 767-1600 2301-1600" svg:viewBox="0 0 2302 1601">
          <text:p/>
        </draw:connector>
        <draw:custom-shape draw:style-name="gr16" draw:text-style-name="P2" xml:id="id16" draw:id="id16" draw:layer="layout" svg:width="4.024cm" svg:height="1cm" svg:x="19.95cm" svg:y="6.396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6cm" svg:x2="19.751cm" svg:y2="9.796cm" draw:start-shape="id16" draw:start-glue-point="2" draw:end-shape="id15" draw:end-glue-point="12" svg:d="M21962 7396c0 1600-737 2400-2211 2400" svg:viewBox="0 0 2212 2401">
          <text:p/>
        </draw:connector>
        <draw:connector draw:style-name="gr15" draw:text-style-name="P6" draw:layer="layout" draw:type="curve" draw:line-skew="0.282cm" svg:x1="19.751cm" svg:y1="9.796cm" svg:x2="19.889cm" svg:y2="12.956cm" draw:start-shape="id15" draw:start-glue-point="12" draw:end-shape="id17" draw:end-glue-point="10" svg:d="M19751 9796c1501 0 1432 3160 138 3160" svg:viewBox="0 0 1118 3161">
          <text:p/>
        </draw:connector>
        <draw:connector draw:style-name="gr15" draw:text-style-name="P6" draw:layer="layout" draw:type="curve" draw:line-skew="0.067cm" svg:x1="9.651cm" svg:y1="11.205cm" svg:x2="11.016cm" svg:y2="7.459cm" draw:start-shape="id15" draw:start-glue-point="6" draw:end-shape="id18" draw:end-glue-point="6" svg:d="M9651 11205c-681 0-1363-3746 1365-3746" svg:viewBox="0 0 1975 3747">
          <text:p/>
        </draw:connector>
        <draw:connector draw:style-name="gr15" draw:text-style-name="P6" draw:layer="layout" draw:type="curve" draw:line-skew="-0.164cm" svg:x1="13.271cm" svg:y1="6.29cm" svg:x2="18.412cm" svg:y2="7.287cm" draw:start-shape="id15" draw:start-glue-point="13" draw:end-shape="id19" draw:end-glue-point="4" svg:d="M13271 6290c0-1380 5141-1878 5141 997" svg:viewBox="0 0 5142 2101">
          <text:p/>
        </draw:connector>
        <draw:custom-shape draw:style-name="gr17" draw:text-style-name="P2" xml:id="id20" draw:id="id20" draw:layer="layout" svg:width="4.434cm" svg:height="1cm" svg:x="8.771cm" svg:y="3.819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9cm" svg:x2="13.271cm" svg:y2="6.29cm" draw:start-shape="id20" draw:start-glue-point="2" draw:end-shape="id15" draw:end-glue-point="13" svg:d="M10988 4819c0 912 2283 177 2283 1471" svg:viewBox="0 0 2284 1472">
          <text:p/>
        </draw:connector>
        <draw:custom-shape draw:style-name="gr18" draw:text-style-name="P10" xml:id="id17" draw:id="id17" draw:layer="layout" svg:width="0.513cm" svg:height="0.513cm" svg:x="19.376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024cm" svg:height="1cm" svg:x="20.948cm" svg:y="13.457cm">
          <text:p text:style-name="P1"><text:span text:style-name="T1">add nod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9" draw:text-style-name="P2" xml:id="id21" draw:id="id21" draw:layer="layout" svg:width="3.829cm" svg:height="1cm" svg:x="5.436cm" svg:y="12.805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10.299cm" svg:height="10.299cm" svg:x="9.651cm" svg:y="6.055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6" draw:id="id26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25" draw:id="id25" draw:layer="layout" svg:width="0.513cm" svg:height="0.513cm" svg:x="11.01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4" draw:id="id24" draw:layer="layout" svg:width="0.513cm" svg:height="0.513cm" svg:x="17.057cm" svg:y="15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04cm" svg:x2="14.8cm" svg:y2="6.317cm">
          <text:p/>
        </draw:line>
        <draw:connector draw:style-name="gr15" draw:text-style-name="P6" draw:layer="layout" draw:type="curve" svg:x1="7.35cm" svg:y1="12.805cm" svg:x2="9.651cm" svg:y2="11.205cm" draw:start-shape="id21" draw:start-glue-point="0" draw:end-shape="id22" draw:end-glue-point="6" svg:d="M7350 12805c0-1067 767-1600 2301-1600" svg:viewBox="0 0 2302 1601">
          <text:p/>
        </draw:connector>
        <draw:custom-shape draw:style-name="gr16" draw:text-style-name="P2" xml:id="id23" draw:id="id23" draw:layer="layout" svg:width="4.024cm" svg:height="1cm" svg:x="19.95cm" svg:y="6.396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6cm" svg:x2="19.751cm" svg:y2="9.796cm" draw:start-shape="id23" draw:start-glue-point="2" draw:end-shape="id22" draw:end-glue-point="12" svg:d="M21962 7396c0 1600-737 2400-2211 2400" svg:viewBox="0 0 2212 2401">
          <text:p/>
        </draw:connector>
        <draw:connector draw:style-name="gr15" draw:text-style-name="P6" draw:layer="layout" draw:type="curve" svg:x1="19.751cm" svg:y1="9.796cm" svg:x2="17.57cm" svg:y2="15.698cm" draw:start-shape="id22" draw:start-glue-point="12" draw:end-shape="id24" draw:end-glue-point="10" svg:d="M19751 9796c1078 0 2169 5902-2181 5902" svg:viewBox="0 0 3148 5903">
          <text:p/>
        </draw:connector>
        <draw:connector draw:style-name="gr15" draw:text-style-name="P6" draw:layer="layout" draw:type="curve" draw:line-skew="0.067cm" svg:x1="9.651cm" svg:y1="11.205cm" svg:x2="11.016cm" svg:y2="7.459cm" draw:start-shape="id22" draw:start-glue-point="6" draw:end-shape="id25" draw:end-glue-point="6" svg:d="M9651 11205c-681 0-1363-3746 1365-3746" svg:viewBox="0 0 1975 3747">
          <text:p/>
        </draw:connector>
        <draw:connector draw:style-name="gr15" draw:text-style-name="P6" draw:layer="layout" draw:type="curve" draw:line-skew="-0.164cm" svg:x1="13.271cm" svg:y1="6.29cm" svg:x2="18.412cm" svg:y2="7.287cm" draw:start-shape="id22" draw:start-glue-point="13" draw:end-shape="id26" draw:end-glue-point="4" svg:d="M13271 6290c0-1380 5141-1878 5141 997" svg:viewBox="0 0 5142 2101">
          <text:p/>
        </draw:connector>
        <draw:custom-shape draw:style-name="gr17" draw:text-style-name="P2" xml:id="id27" draw:id="id27" draw:layer="layout" svg:width="4.434cm" svg:height="1cm" svg:x="8.771cm" svg:y="3.819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9cm" svg:x2="13.271cm" svg:y2="6.29cm" draw:start-shape="id27" draw:start-glue-point="2" draw:end-shape="id22" draw:end-glue-point="13" svg:d="M10988 4819c0 912 2283 177 2283 1471" svg:viewBox="0 0 2284 1472">
          <text:p/>
        </draw:connector>
        <draw:custom-shape draw:style-name="gr18" draw:text-style-name="P10" draw:layer="layout" svg:width="0.513cm" svg:height="0.513cm" svg:x="19.376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.024cm" svg:height="1cm" svg:x="20.948cm" svg:y="13.457cm">
          <text:p text:style-name="P1"><text:span text:style-name="T1">remove node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8.224cm" svg:height="12.022cm" svg:x="-20.874cm" svg:y="1.944cm">
          <draw:image xlink:href="Pictures/100000000000035D0000023895997FC2CE931BE5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custom-shape draw:style-name="gr9" draw:text-style-name="P2" xml:id="id28" draw:id="id28" draw:layer="layout" svg:width="3.829cm" svg:height="1cm" svg:x="5.436cm" svg:y="12.801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10.299cm" svg:height="10.299cm" svg:x="9.651cm" svg:y="6.051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3" draw:id="id33" draw:layer="layout" svg:width="0.513cm" svg:height="0.513cm" svg:x="18.155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2" draw:id="id32" draw:layer="layout" svg:width="0.513cm" svg:height="0.513cm" svg:x="11.016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1" draw:id="id31" draw:layer="layout" svg:width="0.513cm" svg:height="0.513cm" svg:x="17.05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cm" svg:x2="14.8cm" svg:y2="6.313cm">
          <text:p/>
        </draw:line>
        <draw:connector draw:style-name="gr15" draw:text-style-name="P6" draw:layer="layout" draw:type="curve" svg:x1="7.35cm" svg:y1="12.801cm" svg:x2="9.651cm" svg:y2="11.201cm" draw:start-shape="id28" draw:start-glue-point="0" draw:end-shape="id29" draw:end-glue-point="6" svg:d="M7350 12801c0-1067 767-1600 2301-1600" svg:viewBox="0 0 2302 1601">
          <text:p/>
        </draw:connector>
        <draw:custom-shape draw:style-name="gr16" draw:text-style-name="P2" xml:id="id30" draw:id="id30" draw:layer="layout" svg:width="4.024cm" svg:height="1cm" svg:x="19.95cm" svg:y="6.392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2cm" svg:x2="19.751cm" svg:y2="9.792cm" draw:start-shape="id30" draw:start-glue-point="2" draw:end-shape="id29" draw:end-glue-point="12" svg:d="M21962 7392c0 1600-737 2400-2211 2400" svg:viewBox="0 0 2212 2401">
          <text:p/>
        </draw:connector>
        <draw:connector draw:style-name="gr15" draw:text-style-name="P6" draw:layer="layout" draw:type="curve" draw:line-skew="-0.059cm" svg:x1="19.751cm" svg:y1="9.792cm" svg:x2="17.57cm" svg:y2="15.694cm" draw:start-shape="id29" draw:start-glue-point="12" draw:end-shape="id31" draw:end-glue-point="10" svg:d="M19751 9792c990 0 2080 5902-2181 5902" svg:viewBox="0 0 3083 5903">
          <text:p/>
        </draw:connector>
        <draw:connector draw:style-name="gr15" draw:text-style-name="P6" draw:layer="layout" draw:type="curve" draw:line-skew="0.106cm" svg:x1="9.651cm" svg:y1="11.201cm" svg:x2="11.016cm" svg:y2="7.455cm" draw:start-shape="id29" draw:start-glue-point="6" draw:end-shape="id32" draw:end-glue-point="6" svg:d="M9651 11201c-622 0-1305-3746 1365-3746" svg:viewBox="0 0 1932 3747">
          <text:p/>
        </draw:connector>
        <draw:connector draw:style-name="gr15" draw:text-style-name="P6" draw:layer="layout" draw:type="curve" draw:line-skew="-0.164cm" svg:x1="13.271cm" svg:y1="6.286cm" svg:x2="18.412cm" svg:y2="7.283cm" draw:start-shape="id29" draw:start-glue-point="13" draw:end-shape="id33" draw:end-glue-point="4" svg:d="M13271 6286c0-1380 5141-1878 5141 997" svg:viewBox="0 0 5142 2101">
          <text:p/>
        </draw:connector>
        <draw:custom-shape draw:style-name="gr17" draw:text-style-name="P2" xml:id="id34" draw:id="id34" draw:layer="layout" svg:width="4.434cm" svg:height="1cm" svg:x="8.771cm" svg:y="3.815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5cm" svg:x2="13.271cm" svg:y2="6.286cm" draw:start-shape="id34" draw:start-glue-point="2" draw:end-shape="id29" draw:end-glue-point="13" svg:d="M10988 4815c0 912 2283 177 2283 1471" svg:viewBox="0 0 2284 1472">
          <text:p/>
        </draw:connector>
      </draw:page>
      <draw:page draw:name="page7" draw:style-name="dp1" draw:master-page-name="Default">
        <draw:frame draw:style-name="gr8" draw:text-style-name="P4" draw:layer="layout" svg:width="19.726cm" svg:height="12.022cm" svg:x="-22.203cm" svg:y="3.851cm">
          <draw:image xlink:href="Pictures/10000000000003A4000002382CD016470242B9D9.png" xlink:type="simple" xlink:show="embed" xlink:actuate="onLoad" loext:mime-type="image/png">
            <text:p/>
          </draw:image>
        </draw:frame>
        <draw:custom-shape draw:style-name="gr9" draw:text-style-name="P2" xml:id="id35" draw:id="id35" draw:layer="layout" svg:width="3.829cm" svg:height="1cm" svg:x="5.436cm" svg:y="12.805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6" draw:id="id36" draw:layer="layout" svg:width="10.299cm" svg:height="10.299cm" svg:x="9.651cm" svg:y="6.055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0" draw:id="id40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9" draw:id="id39" draw:layer="layout" svg:width="0.513cm" svg:height="0.513cm" svg:x="11.01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8" draw:id="id38" draw:layer="layout" svg:width="0.513cm" svg:height="0.513cm" svg:x="17.057cm" svg:y="15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04cm" svg:x2="14.8cm" svg:y2="6.317cm">
          <text:p/>
        </draw:line>
        <draw:connector draw:style-name="gr15" draw:text-style-name="P6" draw:layer="layout" draw:type="curve" svg:x1="7.35cm" svg:y1="12.805cm" svg:x2="9.651cm" svg:y2="11.205cm" draw:start-shape="id35" draw:start-glue-point="0" draw:end-shape="id36" draw:end-glue-point="6" svg:d="M7350 12805c0-1067 767-1600 2301-1600" svg:viewBox="0 0 2302 1601">
          <text:p/>
        </draw:connector>
        <draw:custom-shape draw:style-name="gr16" draw:text-style-name="P2" xml:id="id37" draw:id="id37" draw:layer="layout" svg:width="4.024cm" svg:height="1cm" svg:x="19.95cm" svg:y="6.396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6cm" svg:x2="19.751cm" svg:y2="9.796cm" draw:start-shape="id37" draw:start-glue-point="2" draw:end-shape="id36" draw:end-glue-point="12" svg:d="M21962 7396c0 1600-737 2400-2211 2400" svg:viewBox="0 0 2212 2401">
          <text:p/>
        </draw:connector>
        <draw:connector draw:style-name="gr15" draw:text-style-name="P6" draw:layer="layout" draw:type="curve" draw:line-skew="-0.059cm" svg:x1="19.751cm" svg:y1="9.796cm" svg:x2="17.57cm" svg:y2="15.698cm" draw:start-shape="id36" draw:start-glue-point="12" draw:end-shape="id38" draw:end-glue-point="10" svg:d="M19751 9796c990 0 2080 5902-2181 5902" svg:viewBox="0 0 3083 5903">
          <text:p/>
        </draw:connector>
        <draw:connector draw:style-name="gr15" draw:text-style-name="P6" draw:layer="layout" draw:type="curve" draw:line-skew="0.106cm" svg:x1="9.651cm" svg:y1="11.205cm" svg:x2="11.016cm" svg:y2="7.459cm" draw:start-shape="id36" draw:start-glue-point="6" draw:end-shape="id39" draw:end-glue-point="6" svg:d="M9651 11205c-622 0-1305-3746 1365-3746" svg:viewBox="0 0 1932 3747">
          <text:p/>
        </draw:connector>
        <draw:connector draw:style-name="gr15" draw:text-style-name="P6" draw:layer="layout" draw:type="curve" draw:line-skew="-0.164cm" svg:x1="13.271cm" svg:y1="6.29cm" svg:x2="18.412cm" svg:y2="7.287cm" draw:start-shape="id36" draw:start-glue-point="13" draw:end-shape="id40" draw:end-glue-point="4" svg:d="M13271 6290c0-1380 5141-1878 5141 997" svg:viewBox="0 0 5142 2101">
          <text:p/>
        </draw:connector>
        <draw:custom-shape draw:style-name="gr17" draw:text-style-name="P2" xml:id="id41" draw:id="id41" draw:layer="layout" svg:width="4.434cm" svg:height="1cm" svg:x="8.771cm" svg:y="3.819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9cm" svg:x2="13.271cm" svg:y2="6.29cm" draw:start-shape="id41" draw:start-glue-point="2" draw:end-shape="id36" draw:end-glue-point="13" svg:d="M10988 4819c0 912 2283 177 2283 1471" svg:viewBox="0 0 2284 1472">
          <text:p/>
        </draw:connector>
      </draw:page>
      <draw:page draw:name="page8" draw:style-name="dp1" draw:master-page-name="Default">
        <draw:custom-shape draw:style-name="gr9" draw:text-style-name="P2" xml:id="id42" draw:id="id42" draw:layer="layout" svg:width="3.829cm" svg:height="1cm" svg:x="5.436cm" svg:y="12.805cm">
          <text:p text:style-name="P1"><text:span text:style-name="T1">f("isis"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8cm" svg:height="10.8cm" svg:x="9.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3" draw:id="id43" draw:layer="layout" svg:width="10.299cm" svg:height="10.299cm" svg:x="9.651cm" svg:y="6.055cm">
          <draw:glue-point draw:id="12" svg:x="4.808cm" svg:y="-1.368cm"/>
          <draw:glue-point draw:id="13" svg:x="-1.485cm" svg:y="-4.772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9.774cm" svg:height="9.774cm" svg:x="9.913cm" svg:y="6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7" draw:id="id47" draw:layer="layout" svg:width="0.513cm" svg:height="0.513cm" svg:x="18.155cm" svg:y="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6" draw:id="id46" draw:layer="layout" svg:width="0.513cm" svg:height="0.513cm" svg:x="11.01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5" draw:id="id45" draw:layer="layout" svg:width="0.513cm" svg:height="0.513cm" svg:x="17.057cm" svg:y="15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4.8cm" svg:y1="5.804cm" svg:x2="14.8cm" svg:y2="6.317cm">
          <text:p/>
        </draw:line>
        <draw:connector draw:style-name="gr15" draw:text-style-name="P6" draw:layer="layout" draw:type="curve" svg:x1="7.35cm" svg:y1="12.805cm" svg:x2="9.651cm" svg:y2="11.205cm" draw:start-shape="id42" draw:start-glue-point="0" draw:end-shape="id43" draw:end-glue-point="6" svg:d="M7350 12805c0-1067 767-1600 2301-1600" svg:viewBox="0 0 2302 1601">
          <text:p/>
        </draw:connector>
        <draw:custom-shape draw:style-name="gr16" draw:text-style-name="P2" xml:id="id44" draw:id="id44" draw:layer="layout" svg:width="4.024cm" svg:height="1cm" svg:x="19.95cm" svg:y="6.396cm">
          <text:p text:style-name="P1"><text:span text:style-name="T1">f("horu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21.962cm" svg:y1="7.396cm" svg:x2="19.751cm" svg:y2="9.796cm" draw:start-shape="id44" draw:start-glue-point="2" draw:end-shape="id43" draw:end-glue-point="12" svg:d="M21962 7396c0 1600-737 2400-2211 2400" svg:viewBox="0 0 2212 2401">
          <text:p/>
        </draw:connector>
        <draw:connector draw:style-name="gr15" draw:text-style-name="P6" draw:layer="layout" draw:type="curve" draw:line-skew="-0.059cm" svg:x1="19.751cm" svg:y1="9.796cm" svg:x2="17.57cm" svg:y2="15.698cm" draw:start-shape="id43" draw:start-glue-point="12" draw:end-shape="id45" draw:end-glue-point="10" svg:d="M19751 9796c990 0 2080 5902-2181 5902" svg:viewBox="0 0 3083 5903">
          <text:p/>
        </draw:connector>
        <draw:connector draw:style-name="gr15" draw:text-style-name="P6" draw:layer="layout" draw:type="curve" draw:line-skew="0.106cm" svg:x1="9.651cm" svg:y1="11.205cm" svg:x2="11.016cm" svg:y2="7.459cm" draw:start-shape="id43" draw:start-glue-point="6" draw:end-shape="id46" draw:end-glue-point="6" svg:d="M9651 11205c-622 0-1305-3746 1365-3746" svg:viewBox="0 0 1932 3747">
          <text:p/>
        </draw:connector>
        <draw:connector draw:style-name="gr15" draw:text-style-name="P6" draw:layer="layout" draw:type="curve" draw:line-skew="-0.164cm" svg:x1="13.271cm" svg:y1="6.29cm" svg:x2="18.412cm" svg:y2="7.287cm" draw:start-shape="id43" draw:start-glue-point="13" draw:end-shape="id47" draw:end-glue-point="4" svg:d="M13271 6290c0-1380 5141-1878 5141 997" svg:viewBox="0 0 5142 2101">
          <text:p/>
        </draw:connector>
        <draw:custom-shape draw:style-name="gr17" draw:text-style-name="P2" xml:id="id48" draw:id="id48" draw:layer="layout" svg:width="4.434cm" svg:height="1cm" svg:x="8.771cm" svg:y="3.819cm">
          <text:p text:style-name="P1"><text:span text:style-name="T1">f("osiris")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draw:type="curve" svg:x1="10.988cm" svg:y1="4.819cm" svg:x2="13.271cm" svg:y2="6.29cm" draw:start-shape="id48" draw:start-glue-point="2" draw:end-shape="id43" draw:end-glue-point="13" svg:d="M10988 4819c0 912 2283 177 2283 1471" svg:viewBox="0 0 2284 1472">
          <text:p/>
        </draw:connector>
        <draw:frame draw:style-name="gr8" draw:text-style-name="P4" draw:layer="layout" svg:width="19.726cm" svg:height="12.318cm" svg:x="-22.248cm" svg:y="4.694cm">
          <draw:image xlink:href="Pictures/10000000000003A400000246D444A712E0503D0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 Mono1" svg:font-family="'Roboto Mono'" style:font-family-generic="modern" style:font-pitch="fixed"/>
    <style:font-face style:name="Roboto Mono2" svg:font-family="'Roboto Mono'" style:font-adornments="Regular" style:font-family-generic="modern" style:font-pitch="fixed"/>
    <style:font-face style:name="Liberation Sans1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7T12:03:48.469000000</meta:creation-date>
    <dc:date>2021-01-09T16:00:15.936000000</dc:date>
    <meta:editing-duration>PT18H7M35S</meta:editing-duration>
    <meta:editing-cycles>9</meta:editing-cycles>
    <meta:generator>LibreOffice/6.4.5.2$Windows_X86_64 LibreOffice_project/a726b36747cf2001e06b58ad5db1aa3a9a1872d6</meta:generator>
    <meta:document-statistic meta:object-count="140"/>
  </office:meta>
</office:document-meta>
</file>